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a751e" officeooo:paragraph-rsid="000a751e"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a751e" officeooo:paragraph-rsid="000a751e"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3pt" fo:font-weight="normal" officeooo:rsid="000a751e" officeooo:paragraph-rsid="000a751e" style:font-size-asian="13pt" style:font-weight-asian="normal" style:font-size-complex="13pt" style:font-weight-complex="normal"/>
    </style:style>
    <style:style style:name="P4" style:family="paragraph" style:parent-style-name="Standard">
      <style:paragraph-properties fo:text-align="start" style:justify-single-word="false"/>
      <style:text-properties officeooo:paragraph-rsid="000a751e"/>
    </style:style>
    <style:style style:name="P5" style:family="paragraph" style:parent-style-name="Standard" style:list-style-name="L2">
      <style:paragraph-properties fo:text-align="start" style:justify-single-word="false"/>
      <style:text-properties officeooo:paragraph-rsid="000a751e"/>
    </style:style>
    <style:style style:name="P6" style:family="paragraph" style:parent-style-name="Standard">
      <style:paragraph-properties fo:text-align="start" style:justify-single-word="false"/>
      <style:text-properties officeooo:paragraph-rsid="000f898e"/>
    </style:style>
    <style:style style:name="P7" style:family="paragraph" style:parent-style-name="Standard">
      <style:paragraph-properties fo:text-align="start" style:justify-single-word="false"/>
      <style:text-properties officeooo:paragraph-rsid="001c1ee0"/>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paragraph-rsid="000a751e"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10328" officeooo:paragraph-rsid="00110328"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24ebd" officeooo:paragraph-rsid="00124ebd"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14d062" officeooo:paragraph-rsid="001451e6"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officeooo:paragraph-rsid="000a751e"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normal" officeooo:paragraph-rsid="000f898e" style:font-weight-asian="normal" style:font-weight-complex="normal"/>
    </style:style>
    <style:style style:name="P14" style:family="paragraph" style:parent-style-name="Standard">
      <style:paragraph-properties fo:text-align="start" style:justify-single-word="false"/>
      <style:text-properties fo:color="#0000cc" officeooo:paragraph-rsid="000f898e"/>
    </style:style>
    <style:style style:name="P15" style:family="paragraph" style:parent-style-name="Standard">
      <style:paragraph-properties fo:text-align="start" style:justify-single-word="false"/>
      <style:text-properties fo:color="#0000cc" style:text-underline-style="solid" style:text-underline-width="auto" style:text-underline-color="font-color" fo:font-weight="bold" officeooo:rsid="0014d062" officeooo:paragraph-rsid="001451e6" style:font-weight-asian="bold" style:font-weight-complex="bold"/>
    </style:style>
    <style:style style:name="P16" style:family="paragraph" style:parent-style-name="Standard">
      <style:text-properties fo:color="#0000cc" fo:font-size="13pt" style:text-underline-style="solid" style:text-underline-width="auto" style:text-underline-color="font-color" fo:font-weight="bold" officeooo:rsid="000666f6" officeooo:paragraph-rsid="0017d5a8" style:font-size-asian="13pt" style:font-weight-asian="bold" style:font-size-complex="13pt" style:font-weight-complex="bold"/>
    </style:style>
    <style:style style:name="P17" style:family="paragraph" style:parent-style-name="Standard">
      <style:paragraph-properties fo:text-align="start" style:justify-single-word="false"/>
      <style:text-properties fo:color="#000000" style:text-underline-style="solid" style:text-underline-width="auto" style:text-underline-color="font-color" fo:font-weight="bold" officeooo:rsid="0014d062" officeooo:paragraph-rsid="0014d062" style:font-weight-asian="bold" style:font-weight-complex="bold"/>
    </style:style>
    <style:style style:name="P18" style:family="paragraph" style:parent-style-name="Standard">
      <style:paragraph-properties fo:text-align="start" style:justify-single-word="false"/>
      <style:text-properties fo:color="#000000" style:text-line-through-style="none" style:text-line-through-type="none" fo:font-size="13pt" style:text-underline-style="none" fo:font-weight="normal" officeooo:rsid="000666f6" officeooo:paragraph-rsid="0017d5a8" style:font-size-asian="13pt" style:font-weight-asian="normal" style:font-size-complex="13pt" style:font-weight-complex="normal"/>
    </style:style>
    <style:style style:name="P19" style:family="paragraph" style:parent-style-name="Standard">
      <style:text-properties fo:color="#000000" style:text-line-through-style="none" style:text-line-through-type="none" fo:font-size="13pt" style:text-underline-style="none" fo:font-weight="normal" officeooo:rsid="000666f6" officeooo:paragraph-rsid="0017d5a8"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color="#000000" style:text-line-through-style="none" style:text-line-through-type="none" fo:font-size="13pt" style:text-underline-style="none" fo:font-weight="normal" officeooo:rsid="0017d5a8" officeooo:paragraph-rsid="0017d5a8"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color="#000000" style:text-line-through-style="none" style:text-line-through-type="none" fo:font-size="13pt" style:text-underline-style="none" fo:font-weight="normal" officeooo:rsid="0019932c" officeooo:paragraph-rsid="0019932c"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color="#000000" style:text-line-through-style="none" style:text-line-through-type="none" fo:font-size="13pt" style:text-underline-style="none" fo:font-weight="normal" officeooo:rsid="001a7f6b" officeooo:paragraph-rsid="001a7f6b"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color="#000000" style:text-line-through-style="none" style:text-line-through-type="none" fo:font-size="13pt" style:text-underline-style="none" fo:font-weight="normal" officeooo:rsid="001c1ee0" officeooo:paragraph-rsid="001c1ee0"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color="#000000" style:text-line-through-style="none" style:text-line-through-type="none" fo:font-size="13pt" style:text-underline-style="solid" style:text-underline-width="auto" style:text-underline-color="font-color" fo:font-weight="bold" officeooo:rsid="001daf25" officeooo:paragraph-rsid="001daf25" style:font-size-asian="13pt" style:font-weight-asian="bold" style:font-size-complex="13pt" style:font-weight-complex="bold"/>
    </style:style>
    <style:style style:name="P25" style:family="paragraph" style:parent-style-name="Standard">
      <style:text-properties fo:color="#000000" fo:font-size="13pt" style:text-underline-style="none" fo:font-weight="normal" officeooo:rsid="000666f6" officeooo:paragraph-rsid="0017d5a8" style:font-size-asian="13pt" style:font-weight-asian="normal" style:font-size-complex="13pt" style:font-weight-complex="normal"/>
    </style:style>
    <style:style style:name="P26" style:family="paragraph" style:parent-style-name="Standard">
      <style:text-properties fo:color="#000000" fo:font-size="13pt" style:text-underline-style="solid" style:text-underline-width="auto" style:text-underline-color="font-color" fo:font-weight="bold" officeooo:rsid="000666f6" officeooo:paragraph-rsid="0017d5a8" style:font-size-asian="13pt" style:font-weight-asian="bold" style:font-size-complex="13pt" style:font-weight-complex="bold"/>
    </style:style>
    <style:style style:name="P27" style:family="paragraph" style:parent-style-name="Standard">
      <style:paragraph-properties fo:text-align="start" style:justify-single-word="false"/>
      <style:text-properties fo:color="#0000ff" style:text-line-through-style="none" style:text-line-through-type="none" fo:font-size="13pt" style:text-underline-style="solid" style:text-underline-width="auto" style:text-underline-color="font-color" fo:font-weight="bold" officeooo:rsid="0017d5a8" officeooo:paragraph-rsid="0017d5a8" style:font-size-asian="13pt" style:font-weight-asian="bold" style:font-size-complex="13pt" style:font-weight-complex="bold"/>
    </style:style>
    <style:style style:name="P28" style:family="paragraph" style:parent-style-name="Standard">
      <style:paragraph-properties fo:text-align="start" style:justify-single-word="false"/>
      <style:text-properties fo:color="#0000ff" style:text-line-through-style="none" style:text-line-through-type="none" fo:font-size="13pt" style:text-underline-style="solid" style:text-underline-width="auto" style:text-underline-color="font-color" fo:font-weight="bold" officeooo:rsid="0019932c" officeooo:paragraph-rsid="0019932c" style:font-size-asian="13pt" style:font-weight-asian="bold" style:font-size-complex="13pt" style:font-weight-complex="bold"/>
    </style:style>
    <style:style style:name="P29" style:family="paragraph" style:parent-style-name="Standard">
      <style:paragraph-properties fo:text-align="start" style:justify-single-word="false"/>
      <style:text-properties fo:color="#0000ff" style:text-line-through-style="none" style:text-line-through-type="none" fo:font-size="13pt" style:text-underline-style="solid" style:text-underline-width="auto" style:text-underline-color="font-color" fo:font-weight="bold" officeooo:rsid="001a7f6b" officeooo:paragraph-rsid="001a7f6b" style:font-size-asian="13pt" style:font-weight-asian="bold" style:font-size-complex="13pt" style:font-weight-complex="bold"/>
    </style:style>
    <style:style style:name="P30" style:family="paragraph" style:parent-style-name="Standard">
      <style:paragraph-properties fo:text-align="start" style:justify-single-word="false"/>
      <style:text-properties fo:color="#0000ff" style:text-line-through-style="none" style:text-line-through-type="none" fo:font-size="13pt" style:text-underline-style="solid" style:text-underline-width="auto" style:text-underline-color="font-color" fo:font-weight="bold" officeooo:rsid="001c1ee0" officeooo:paragraph-rsid="001c1ee0" style:font-size-asian="13pt" style:font-weight-asian="bold" style:font-size-complex="13pt" style:font-weight-complex="bold"/>
    </style:style>
    <style:style style:name="P31" style:family="paragraph" style:parent-style-name="Standard">
      <style:paragraph-properties fo:text-align="start" style:justify-single-word="false"/>
      <style:text-properties fo:color="#0000ff" style:text-line-through-style="none" style:text-line-through-type="none" fo:font-size="13pt" style:text-underline-style="solid" style:text-underline-width="auto" style:text-underline-color="font-color" fo:font-weight="bold" officeooo:rsid="001daf25" officeooo:paragraph-rsid="001daf25" style:font-size-asian="13pt" style:font-weight-asian="bold" style:font-size-complex="13pt" style:font-weight-complex="bold"/>
    </style:style>
    <style:style style:name="P32" style:family="paragraph" style:parent-style-name="Standard">
      <style:paragraph-properties fo:text-align="start" style:justify-single-word="false"/>
      <style:text-properties officeooo:rsid="001c1ee0" officeooo:paragraph-rsid="001c1ee0"/>
    </style:style>
    <style:style style:name="P33" style:family="paragraph" style:parent-style-name="Text_20_body" style:list-style-name="L1">
      <style:paragraph-properties fo:text-align="start" style:justify-single-word="false"/>
      <style:text-properties fo:font-size="13pt" fo:font-weight="normal" officeooo:rsid="000a751e" officeooo:paragraph-rsid="000a751e" style:font-size-asian="13pt" style:font-weight-asian="normal" style:font-size-complex="13pt" style:font-weight-complex="normal"/>
    </style:style>
    <style:style style:name="P34" style:family="paragraph" style:parent-style-name="Text_20_body">
      <style:paragraph-properties fo:text-align="start" style:justify-single-word="false"/>
      <style:text-properties officeooo:paragraph-rsid="000a751e"/>
    </style:style>
    <style:style style:name="P35" style:family="paragraph" style:parent-style-name="Text_20_body">
      <style:paragraph-properties fo:text-align="start" style:justify-single-word="false"/>
      <style:text-properties officeooo:paragraph-rsid="000b20e0"/>
    </style:style>
    <style:style style:name="P36" style:family="paragraph" style:parent-style-name="Text_20_body">
      <style:paragraph-properties fo:text-align="start" style:justify-single-word="false"/>
      <style:text-properties officeooo:paragraph-rsid="00110328"/>
    </style:style>
    <style:style style:name="P37" style:family="paragraph" style:parent-style-name="Heading_20_3">
      <style:paragraph-properties fo:text-align="start" style:justify-single-word="false"/>
      <style:text-properties fo:font-size="13pt" fo:font-weight="normal" officeooo:rsid="000a751e" officeooo:paragraph-rsid="000a751e" style:font-size-asian="13pt" style:font-weight-asian="normal" style:font-size-complex="13pt" style:font-weight-complex="normal"/>
    </style:style>
    <style:style style:name="P38" style:family="paragraph" style:parent-style-name="Heading_20_3">
      <style:paragraph-properties fo:text-align="start" style:justify-single-word="false"/>
      <style:text-properties fo:font-size="13pt" fo:font-weight="normal" officeooo:rsid="000a751e" officeooo:paragraph-rsid="000f898e" style:font-size-asian="13pt" style:font-weight-asian="normal" style:font-size-complex="13pt" style:font-weight-complex="normal"/>
    </style:style>
    <style:style style:name="P39" style:family="paragraph" style:parent-style-name="Heading_20_3" style:list-style-name="L3">
      <style:paragraph-properties fo:text-align="start" style:justify-single-word="false"/>
      <style:text-properties fo:color="#000000" officeooo:paragraph-rsid="000a751e"/>
    </style:style>
    <style:style style:name="P40" style:family="paragraph" style:parent-style-name="Heading_20_3" style:list-style-name="L3">
      <style:paragraph-properties fo:text-align="start" style:justify-single-word="false"/>
      <style:text-properties fo:color="#000000" officeooo:paragraph-rsid="000b20e0"/>
    </style:style>
    <style:style style:name="P41" style:family="paragraph" style:parent-style-name="Heading_20_3">
      <style:paragraph-properties fo:text-align="start" style:justify-single-word="false"/>
      <style:text-properties fo:color="#0000ff" style:text-underline-style="solid" style:text-underline-width="auto" style:text-underline-color="font-color" fo:font-weight="bold" officeooo:paragraph-rsid="000a751e" style:font-weight-asian="bold" style:font-weight-complex="bold"/>
    </style:style>
    <style:style style:name="P42" style:family="paragraph" style:parent-style-name="Heading_20_1">
      <style:paragraph-properties fo:text-align="start" style:justify-single-word="false"/>
      <style:text-properties officeooo:paragraph-rsid="000a751e"/>
    </style:style>
    <style:style style:name="P43" style:family="paragraph" style:parent-style-name="Heading_20_1">
      <style:paragraph-properties fo:text-align="start" style:justify-single-word="false"/>
      <style:text-properties fo:font-size="14pt" officeooo:paragraph-rsid="000a751e" style:font-size-asian="14pt" style:font-size-complex="14pt"/>
    </style:style>
    <style:style style:name="T1" style:family="text">
      <style:text-properties fo:font-size="13pt" fo:font-weight="normal" officeooo:rsid="000a751e" style:font-size-asian="13pt" style:font-weight-asian="normal" style:font-size-complex="13pt" style:font-weight-complex="normal"/>
    </style:style>
    <style:style style:name="T2" style:family="text">
      <style:text-properties fo:font-size="13pt" fo:font-weight="normal" officeooo:rsid="000b20e0" style:font-size-asian="13pt" style:font-weight-asian="normal" style:font-size-complex="13pt" style:font-weight-complex="normal"/>
    </style:style>
    <style:style style:name="T3" style:family="text">
      <style:text-properties fo:font-size="13pt" officeooo:rsid="000b20e0" style:font-size-asian="13pt" style:font-size-complex="13pt"/>
    </style:style>
    <style:style style:name="T4" style:family="text">
      <style:text-properties fo:font-size="13pt" officeooo:rsid="00110328" style:font-size-asian="13pt" style:font-size-complex="13pt"/>
    </style:style>
    <style:style style:name="T5" style:family="text">
      <style:text-properties fo:font-size="13pt" style:text-underline-style="solid" style:text-underline-width="auto" style:text-underline-color="font-color" fo:font-weight="bold" officeooo:rsid="000a751e" style:font-size-asian="13pt" style:font-weight-asian="bold" style:font-size-complex="13pt" style:font-weight-complex="bold"/>
    </style:style>
    <style:style style:name="T6" style:family="text">
      <style:text-properties fo:font-size="13pt" style:text-underline-style="solid" style:text-underline-width="auto" style:text-underline-color="font-color" fo:font-weight="bold" officeooo:rsid="000b20e0" style:font-size-asian="13pt" style:font-weight-asian="bold" style:font-size-complex="13pt" style:font-weight-complex="bold"/>
    </style:style>
    <style:style style:name="T7" style:family="text">
      <style:text-properties fo:font-size="13pt" style:text-underline-style="solid" style:text-underline-width="auto" style:text-underline-color="font-color" fo:font-weight="bold" officeooo:rsid="000f898e" style:font-size-asian="13pt" style:font-weight-asian="bold" style:font-size-complex="13pt" style:font-weight-complex="bold"/>
    </style:style>
    <style:style style:name="T8" style:family="text">
      <style:text-properties fo:font-size="13pt" style:text-underline-style="none" fo:font-weight="bold" officeooo:rsid="000a751e" style:font-size-asian="13pt" style:font-weight-asian="bold" style:font-size-complex="13pt" style:font-weight-complex="bold"/>
    </style:style>
    <style:style style:name="T9" style:family="text">
      <style:text-properties fo:font-size="13pt" style:text-underline-style="none" fo:font-weight="bold" officeooo:rsid="000b20e0" style:font-size-asian="13pt" style:font-weight-asian="bold" style:font-size-complex="13pt" style:font-weight-complex="bold"/>
    </style:style>
    <style:style style:name="T10" style:family="text">
      <style:text-properties fo:font-size="13pt" style:text-underline-style="none" fo:font-weight="bold" officeooo:rsid="000b20e0" style:font-size-asian="13pt" style:font-weight-asian="normal" style:font-size-complex="13pt" style:font-weight-complex="normal"/>
    </style:style>
    <style:style style:name="T11" style:family="text">
      <style:text-properties fo:font-size="13pt" style:text-underline-style="none" fo:font-weight="normal" officeooo:rsid="000b20e0" style:font-size-asian="13pt" style:font-weight-asian="normal" style:font-size-complex="13pt" style:font-weight-complex="normal"/>
    </style:style>
    <style:style style:name="T12" style:family="text">
      <style:text-properties fo:font-size="13pt" style:text-underline-style="none" fo:font-weight="normal" officeooo:rsid="000da811" style:font-size-asian="13pt" style:font-weight-asian="normal" style:font-size-complex="13pt" style:font-weight-complex="normal"/>
    </style:style>
    <style:style style:name="T13" style:family="text">
      <style:text-properties fo:font-size="13pt" style:text-underline-style="none" officeooo:rsid="000b20e0" style:font-size-asian="13pt" style:font-weight-asian="normal" style:font-size-complex="13pt" style:font-weight-complex="normal"/>
    </style:style>
    <style:style style:name="T14" style:family="text">
      <style:text-properties fo:font-size="13pt" style:text-underline-style="none" officeooo:rsid="000b20e0" style:font-size-asian="13pt" style:font-size-complex="13pt"/>
    </style:style>
    <style:style style:name="T15" style:family="text">
      <style:text-properties fo:color="#232f3e" fo:font-size="13pt" fo:font-weight="normal" officeooo:rsid="000a751e" style:font-size-asian="13pt" style:font-weight-asian="normal" style:font-size-complex="13pt" style:font-weight-complex="normal"/>
    </style:style>
    <style:style style:name="T16" style:family="text">
      <style:text-properties fo:color="#232f3e" style:text-underline-style="solid" style:text-underline-width="auto" style:text-underline-color="font-color" fo:font-weight="normal" officeooo:rsid="000a751e" style:font-weight-asian="normal" style:font-weight-complex="normal"/>
    </style:style>
    <style:style style:name="T17" style:family="text">
      <style:text-properties fo:color="#000000"/>
    </style:style>
    <style:style style:name="T18" style:family="text">
      <style:text-properties fo:color="#000000" fo:font-size="13pt" fo:font-weight="normal" officeooo:rsid="000a751e" style:font-size-asian="13pt" style:font-weight-asian="normal" style:font-size-complex="13pt" style:font-weight-complex="normal"/>
    </style:style>
    <style:style style:name="T19" style:family="text">
      <style:text-properties fo:color="#000000" fo:font-size="13pt" style:text-underline-style="solid" style:text-underline-width="auto" style:text-underline-color="font-color" fo:font-weight="bold" officeooo:rsid="000a751e" style:font-size-asian="13pt" style:font-weight-asian="bold" style:font-size-complex="13pt" style:font-weight-complex="bold"/>
    </style:style>
    <style:style style:name="T20" style:family="text">
      <style:text-properties fo:color="#000000" fo:font-size="13pt" style:text-underline-style="none" fo:font-weight="bold" officeooo:rsid="000a751e" style:font-size-asian="13pt" style:font-weight-asian="bold" style:font-size-complex="13pt" style:font-weight-complex="bold"/>
    </style:style>
    <style:style style:name="T21" style:family="text">
      <style:text-properties fo:color="#000000" fo:font-size="13pt" style:text-underline-style="none" fo:font-weight="bold" officeooo:rsid="000b20e0" style:font-size-asian="13pt" style:font-size-complex="13pt"/>
    </style:style>
    <style:style style:name="T22" style:family="text">
      <style:text-properties fo:color="#000000" fo:font-size="13pt" style:text-underline-style="none" style:font-size-asian="13pt" style:font-size-complex="13pt"/>
    </style:style>
    <style:style style:name="T23" style:family="text">
      <style:text-properties fo:color="#000000" fo:font-size="13pt" style:text-underline-style="none" officeooo:rsid="000b20e0" style:font-size-asian="13pt" style:font-size-complex="13pt"/>
    </style:style>
    <style:style style:name="T24" style:family="text">
      <style:text-properties fo:color="#000000" fo:font-size="13pt" style:text-underline-style="none" style:font-size-asian="13pt" style:font-weight-asian="normal" style:font-size-complex="13pt" style:font-weight-complex="normal"/>
    </style:style>
    <style:style style:name="T25" style:family="text">
      <style:text-properties fo:color="#000000" fo:font-size="13pt" style:text-underline-style="none" fo:font-weight="normal" style:font-size-asian="13pt" style:font-weight-asian="normal" style:font-size-complex="13pt" style:font-weight-complex="normal"/>
    </style:style>
    <style:style style:name="T26" style:family="text">
      <style:text-properties fo:color="#000000" fo:font-size="13pt" style:text-underline-style="none" fo:font-weight="normal" officeooo:rsid="000b20e0" style:font-size-asian="13pt" style:font-weight-asian="normal" style:font-size-complex="13pt" style:font-weight-complex="normal"/>
    </style:style>
    <style:style style:name="T27" style:family="text">
      <style:text-properties fo:color="#000000" fo:font-size="13pt" style:font-size-asian="13pt" style:font-size-complex="13pt"/>
    </style:style>
    <style:style style:name="T28" style:family="text">
      <style:text-properties fo:color="#000000" fo:font-size="13pt" officeooo:rsid="000b20e0" style:font-size-asian="13pt" style:font-size-complex="13pt"/>
    </style:style>
    <style:style style:name="T29" style:family="text">
      <style:text-properties fo:color="#000000" fo:font-size="13pt" officeooo:rsid="00110328" style:font-size-asian="13pt" style:font-size-complex="13pt"/>
    </style:style>
    <style:style style:name="T30" style:family="text">
      <style:text-properties fo:color="#000000" style:text-underline-style="solid" style:text-underline-width="auto" style:text-underline-color="font-color" fo:font-weight="bold" officeooo:rsid="000a751e" style:font-weight-asian="bold" style:font-weight-complex="bold"/>
    </style:style>
    <style:style style:name="T31" style:family="text">
      <style:text-properties fo:color="#000000" style:text-underline-style="solid" style:text-underline-width="auto" style:text-underline-color="font-color" fo:font-weight="bold" officeooo:rsid="000f898e" style:font-weight-asian="bold" style:font-weight-complex="bold"/>
    </style:style>
    <style:style style:name="T32" style:family="text">
      <style:text-properties fo:color="#000000" style:text-underline-style="solid" style:text-underline-width="auto" style:text-underline-color="font-color" fo:font-weight="normal" officeooo:rsid="000a751e" style:font-weight-asian="normal" style:font-weight-complex="normal"/>
    </style:style>
    <style:style style:name="T33" style:family="text">
      <style:text-properties fo:color="#000000" style:text-line-through-style="none" style:text-line-through-type="none" fo:font-size="13pt" style:text-underline-style="solid" style:text-underline-width="auto" style:text-underline-color="font-color" fo:font-weight="bold" officeooo:rsid="001c1ee0" style:font-size-asian="13pt" style:font-weight-asian="bold" style:font-size-complex="13pt" style:font-weight-complex="bold"/>
    </style:style>
    <style:style style:name="T34" style:family="text">
      <style:text-properties fo:color="#000000" style:text-line-through-style="none" style:text-line-through-type="none" fo:font-size="13pt" style:text-underline-style="none" fo:font-weight="normal" officeooo:rsid="001c1ee0" style:font-size-asian="13pt" style:font-weight-asian="normal" style:font-size-complex="13pt" style:font-weight-complex="normal"/>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fo:font-size="14pt" style:font-size-asian="14pt" style:font-size-complex="14pt"/>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style:font-weight-asian="normal" style:font-weight-complex="normal"/>
    </style:style>
    <style:style style:name="T43" style:family="text">
      <style:text-properties fo:color="#0000cc" style:text-underline-style="solid" style:text-underline-width="auto" style:text-underline-color="font-color" fo:font-weight="bold" officeooo:rsid="000f898e" style:font-weight-asian="bold" style:font-weight-complex="bold"/>
    </style:style>
    <style:style style:name="T44" style:family="text">
      <style:text-properties fo:color="#0000ff" fo:font-size="13pt" fo:font-style="normal" style:text-underline-style="none" fo:font-weight="normal" officeooo:rsid="00110328" style:font-size-asian="13pt" style:font-style-asian="normal" style:font-weight-asian="normal" style:font-size-complex="13pt" style:font-style-complex="normal"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WS</text:p>
      <text:p text:style-name="P1"/>
      <text:p text:style-name="P1"/>
      <text:p text:style-name="P3"><text:s text:c="13"/>Amazon Web Services is a subsidiary of Amazon.com that provides on-demand cloud computing platforms to individuals, companies and governments, on a paid subscription basis. The technology allows subscribers to have at their disposal a virtual cluster of computers, available all the time, through the Internet.</text:p>
      <text:p text:style-name="P3"/>
      <text:h text:style-name="P38" text:outline-level="3"><text:span text:style-name="T43">COMPUTING SERVICES:</text:span></text:h>
      <text:h text:style-name="P37" text:outline-level="3"><text:span text:style-name="T31">Amazon EC2</text:span><text:span text:style-name="T17"> :</text:span></text:h>
      <text:list xml:id="list7664446720162348343" text:style-name="L1">
        <text:list-item>
          <text:p text:style-name="P33">Amazon Elastic Compute Cloud (Amazon EC2) is a web service that provides secure, resizable compute capacity in the cloud. It is designed to make web-scale cloud computing easier for developers.</text:p>
        </text:list-item>
        <text:list-item>
          <text:p text:style-name="P33">Amazon EC2’s simple web service interface allows you to obtain and configure capacity with minimal friction. It provides you with complete control of your computing resources and lets you run on Amazon’s proven computing environment.</text:p>
        </text:list-item>
      </text:list>
      <text:list xml:id="list7597844226223541500" text:style-name="L2">
        <text:list-item>
          <text:p text:style-name="P5"><text:span text:style-name="T1"><text:s/>Amazon EC2 reduces the time required to obtain and boot new server instances to minutes, allowing you to quickly scale capacity, both up and down, as your computing requirements change. </text:span></text:p>
        </text:list-item>
        <text:list-item>
          <text:p text:style-name="P5"><text:span text:style-name="T1">Amazon EC2 provides developers the tools to build failure resilient applications and</text:span><text:bookmark text:name="Benefits"/><text:span text:style-name="T1"> </text:span></text:p>
          <text:p text:style-name="P5"><text:span text:style-name="T1">isolate them from common failure scenarios.</text:span></text:p>
        </text:list-item>
      </text:list>
      <text:h text:style-name="P42" text:outline-level="1"><text:bookmark text:name="Benefits1"/><text:span text:style-name="T18">Benefits :</text:span></text:h>
      <text:list xml:id="list3589785942359059596" text:style-name="L3">
        <text:list-item>
          <text:list>
            <text:list-item>
              <text:list>
                <text:list-item>
                  <text:h text:style-name="P39" text:outline-level="3"><text:bookmark text:name="Elastic_Web-Scale_Computing"/><text:span text:style-name="T1">Elastic Web-Scale Computing</text:span></text:h>
                </text:list-item>
                <text:list-item>
                  <text:h text:style-name="P39" text:outline-level="3"><text:bookmark text:name="Completely_Controlled"/><text:span text:style-name="T1">Completely Controlled</text:span></text:h>
                </text:list-item>
                <text:list-item>
                  <text:h text:style-name="P39" text:outline-level="3"><text:bookmark text:name="Flexible_Cloud_Hosting_Services"/><text:span text:style-name="T1">Flexible Cloud Hosting Services</text:span></text:h>
                </text:list-item>
                <text:list-item>
                  <text:h text:style-name="P39" text:outline-level="3"><text:bookmark text:name="Integrated"/><text:span text:style-name="T1">Integrated</text:span></text:h>
                </text:list-item>
                <text:list-item>
                  <text:h text:style-name="P39" text:outline-level="3"><text:bookmark text:name="Reliable"/><text:span text:style-name="T1">Reliable</text:span></text:h>
                </text:list-item>
                <text:list-item>
                  <text:h text:style-name="P39" text:outline-level="3"><text:bookmark text:name="Secure"/><text:span text:style-name="T1">Secure</text:span></text:h>
                </text:list-item>
                <text:list-item>
                  <text:h text:style-name="P40" text:outline-level="3"><text:bookmark text:name="Inexpensive"/><text:span text:style-name="T1">Inexpensive</text:span></text:h>
                </text:list-item>
                <text:list-item>
                  <text:h text:style-name="P40" text:outline-level="3"><text:bookmark text:name="Easy_to_Start"/><text:span text:style-name="T1">Easy to Start</text:span></text:h>
                </text:list-item>
              </text:list>
            </text:list-item>
          </text:list>
        </text:list-item>
      </text:list>
      <text:p text:style-name="P35"><text:span text:style-name="T18"/></text:p>
      <text:p text:style-name="P35"><text:span text:style-name="T18"/></text:p>
      <text:h text:style-name="P43" text:outline-level="1"><text:bookmark text:name="Cloud_Computing_with"/><text:soft-page-break/><text:span text:style-name="T30">Cloud Computing with</text:span><text:span text:style-name="T32"> </text:span><text:bookmark text:name="Amazon_Web_Services"/><text:span text:style-name="T16"><text:s/></text:span><text:span text:style-name="T37">Amazon Web Services</text:span> :</text:h>
      <text:p text:style-name="P34"><text:span text:style-name="T39"><text:s/></text:span><text:span text:style-name="T15"><text:s text:c="23"/></text:span><text:span text:style-name="T18">Amazon Web Services (AWS) is a secure </text:span><text:a xlink:type="simple" xlink:href="https://aws.amazon.com/what-is-cloud-computing/" text:style-name="Internet_20_link" text:visited-style-name="Visited_20_Internet_20_Link">cloud</text:a><text:span text:style-name="T18"> services platform, offering compute power, database storage, content delivery and other functionality to help businesses scale and grow. Explore how millions of </text:span><text:a xlink:type="simple" xlink:href="https://aws.amazon.com/solutions/case-studies/" text:style-name="Internet_20_link" text:visited-style-name="Visited_20_Internet_20_Link">c</text:a><text:a xlink:type="simple" xlink:href="https://aws.amazon.com/solutions/case-studies/" text:style-name="Internet_20_link" text:visited-style-name="Visited_20_Internet_20_Link">ustomers</text:a><text:span text:style-name="T18"> are currently leveraging AWS cloud </text:span><text:a xlink:type="simple" xlink:href="https://aws.amazon.com/products/" text:style-name="Internet_20_link" text:visited-style-name="Visited_20_Internet_20_Link">products</text:a><text:span text:style-name="T18"> and </text:span><text:a xlink:type="simple" xlink:href="https://aws.amazon.com/solutions/" text:style-name="Internet_20_link" text:visited-style-name="Visited_20_Internet_20_Link">solutions</text:a><text:span text:style-name="T18"> to build sophisticated applications with increased flexibility, scalability and reliability.</text:span></text:p>
      <text:h text:style-name="P42" text:outline-level="1"><text:bookmark text:name="AWS_Management_Console"/><text:span text:style-name="T19">AWS Management Console</text:span><text:span text:style-name="T20"> :</text:span></text:h>
      <text:p text:style-name="P35"><text:span text:style-name="T20"><text:s text:c="22"/></text:span><text:span text:style-name="T18">Access and manage Amazon Web Services through a simple and intuitive web-based user interface.</text:span></text:p>
      <text:p text:style-name="P35"><text:bookmark text:name="What_is_Cloud_Computing?"/><text:span text:style-name="T5">Cloud Computing</text:span><text:span text:style-name="T8"> :</text:span></text:p>
      <text:p text:style-name="P4"><text:span text:style-name="T8"><text:s text:c="21"/></text:span><text:span text:style-name="T1">Cloud computing is the on-demand delivery of compute power, database storage, applications, and other IT resources through a cloud services platform via the internet with pay-as-you-go pricing.</text:span></text:p>
      <text:p text:style-name="P4"><text:span text:style-name="T5"/></text:p>
      <text:p text:style-name="P4"><text:span text:style-name="T6">Amazon Elastic Container Service (ECS)</text:span><text:span text:style-name="T11"> :</text:span></text:p>
      <text:p text:style-name="P8"><text:span text:style-name="T11"><text:s text:c="19"/>Amazon Elastic Container Service (</text:span><text:span text:style-name="T13">ECS</text:span><text:span text:style-name="T11">) is a highly scalable, high performance container management service that supports Docker containers and allows you to </text:span><text:span text:style-name="T14">easily run applications on a managed cluster</text:span><text:span text:style-name="T11"> of Amazon </text:span><text:span text:style-name="T13">EC2</text:span><text:span text:style-name="T11"> instances.</text:span></text:p>
      <text:p text:style-name="P8"><text:span text:style-name="T11"><text:s text:c="18"/>Amazon </text:span><text:span text:style-name="T13">ECS</text:span><text:span text:style-name="T11"> allows you to run and maintain a specified number of instances of a task definition simultaneously in an Amazon </text:span><text:span text:style-name="T13">ECS</text:span><text:span text:style-name="T11"> cluster.</text:span></text:p>
      <text:p text:style-name="P8"><text:span text:style-name="T11"/></text:p>
      <text:p text:style-name="P8"><text:span text:style-name="T3">AWS Lambda</text:span><text:span text:style-name="T11"> :</text:span></text:p>
      <text:p text:style-name="P8"><text:span text:style-name="T11"><text:s text:c="17"/>AWS Lambda is a compute service that lets you </text:span><text:span text:style-name="T14">run code without provisioning or managing servers</text:span><text:span text:style-name="T11">. AWS Lambda executes your code only when needed and scales automatically, from a few requests per day to thousands per second. You pay only for the compute time you consume - there is no charge when your code is not running.</text:span></text:p>
      <text:p text:style-name="P8"><text:span text:style-name="T11"><text:s text:c="15"/>AWS Lambda runs your code on a high-availability compute infrastructure and performs all of the administration of the compute resources, including server and operating system maintenance, capacity provisioning and automatic scaling, code monitoring and logging.</text:span></text:p>
      <text:p text:style-name="P8"><text:span text:style-name="T11"/></text:p>
      <text:p text:style-name="P8"><text:span text:style-name="T3">AWS Elastic Beanstalk</text:span><text:span text:style-name="T11"> :</text:span></text:p>
      <text:p text:style-name="P8"><text:span text:style-name="T11"><text:s text:c="20"/>AWS Elastic Beanstalk is an orchestration service offered from Amazon Web Services for deploying infrastructure which orchestrates various AWS services, including EC2, S3, Simple Notification Service, CloudWatch, autoscaling, and Elastic Load Balancers.</text:span></text:p>
      <text:p text:style-name="P4"><text:span text:style-name="T12"><text:s text:c="18"/></text:span><text:span text:style-name="T10">Orchestration</text:span><text:span text:style-name="T11"> describes automated arrangement, coordination, and management of complex computer systems, and services.</text:span><text:span text:style-name="T10">Cloud orchestration</text:span><text:span text:style-name="T11"> describes the arranging and coordination of automated tasks, ultimately resulting in a consolidated process or workflow.</text:span></text:p>
      <text:p text:style-name="P4"><text:span text:style-name="T11"/></text:p>
      <text:p text:style-name="P6"><text:span text:style-name="T5"/></text:p>
      <text:p text:style-name="P6"><text:span text:style-name="T5"/></text:p>
      <text:p text:style-name="P14"><text:soft-page-break/><text:span text:style-name="T5"><text:s/></text:span><text:span text:style-name="T7">STORAGE SERVICES:</text:span></text:p>
      <text:p text:style-name="P6"><text:span text:style-name="T5"/></text:p>
      <text:p text:style-name="P6"><text:span text:style-name="T5">Amazon S3</text:span><text:span text:style-name="T1"> </text:span><text:span text:style-name="T2">:</text:span></text:p>
      <text:p text:style-name="P6"><text:span text:style-name="T11"><text:s text:c="21"/>Amazon Simple Storage Service (Amazon S3) is a scalable, high-speed, low-cost, web-based cloud storage service designed for </text:span><text:span text:style-name="T9">online backup and archiving of data and application programs</text:span><text:span text:style-name="T11">. S3 was designed with a minimal feature set and created to make web-scale computing easier for developers.</text:span></text:p>
      <text:p text:style-name="P6"><text:span text:style-name="T11"/></text:p>
      <text:p text:style-name="P6"><text:span text:style-name="T6">Amazon Elastic File System (Amazon EFS)</text:span><text:span text:style-name="T9"> :</text:span></text:p>
      <text:p text:style-name="P13"><text:span text:style-name="T14"><text:s text:c="18"/>Amazon Elastic File System (Amazon EFS) provides simple, scalable, elastic file storage for use with AWS Cloud services and </text:span><text:span text:style-name="T9">on-premises resources</text:span><text:span text:style-name="T14">. It is easy to use and offers a simple interface that allows you to create and configure file systems quickly and easily.</text:span></text:p>
      <text:p text:style-name="P8"><text:span text:style-name="T3"/></text:p>
      <text:p text:style-name="P8"><text:span text:style-name="T3">Amazon Glacier</text:span><text:span text:style-name="T14"> :</text:span></text:p>
      <text:p text:style-name="P8"><text:span text:style-name="T11"><text:s text:c="18"/>Amazon </text:span><text:span text:style-name="T13">Glacier</text:span><text:span text:style-name="T11"> is a secure, durable, and extremely low-cost cloud storage service for data archiving and long-term backup.</text:span></text:p>
      <text:p text:style-name="P8"><text:span text:style-name="T11"/></text:p>
      <text:p text:style-name="P8"><text:span text:style-name="T3">AWS Storage Gateway</text:span><text:span text:style-name="T11"> :</text:span></text:p>
      <text:p text:style-name="P8"><text:span text:style-name="T11"><text:s text:c="17"/></text:span><text:span text:style-name="T13">AWS Storage Gateway</text:span><text:span text:style-name="T11"> is a service that connects an on-premises software appliance with cloud-based </text:span><text:span text:style-name="T13">storage</text:span><text:span text:style-name="T11"> to provide seamless and secure integration between your on-premises IT environment and the </text:span><text:span text:style-name="T13">AWS storage</text:span><text:span text:style-name="T11"> infrastructure in the cloud.</text:span></text:p>
      <text:p text:style-name="P8"><text:span text:style-name="T11"/></text:p>
      <text:h text:style-name="P41" text:outline-level="3"><text:span text:style-name="T3">M</text:span><text:span text:style-name="T4">ANAGEMENT</text:span><text:span text:style-name="T3"> </text:span><text:span text:style-name="T4">TOOLS</text:span><text:span text:style-name="T3"> </text:span><text:span text:style-name="T4">SERVICES:</text:span></text:h>
      <text:p text:style-name="P8"><text:a xlink:type="simple" xlink:href="https://console.aws.amazon.com/cloudwatch/home?region=us-east-1" office:target-frame-name="_self" xlink:show="replace" text:style-name="Internet_20_link" text:visited-style-name="Visited_20_Internet_20_Link"><text:span text:style-name="T44"/></text:a></text:p>
      <text:p text:style-name="P8"><text:a xlink:type="simple" xlink:href="https://console.aws.amazon.com/cloudwatch/home?region=us-east-1" office:target-frame-name="_self" xlink:show="replace" text:style-name="Internet_20_link" text:visited-style-name="Visited_20_Internet_20_Link"><text:span text:style-name="T28">CloudWatch</text:span></text:a><text:span text:style-name="T23"> :</text:span></text:p>
      <text:p text:style-name="P36"><text:span text:style-name="T26"><text:s text:c="16"/>CloudWatch enables real-time monitoring of AWS resources such as Amazon EC2 instances, Amazon EBS (Elastic Block Store) </text:span><text:a xlink:type="simple" xlink:href="https://searchstorage.techtarget.com/definition/volume" text:style-name="Internet_20_link" text:visited-style-name="Visited_20_Internet_20_Link">volumes</text:a><text:span text:style-name="T26">, Elastic Load Balancers, and </text:span><text:a xlink:type="simple" xlink:href="https://searchaws.techtarget.com/definition/Amazon-Relational-Database-Service-RDS" text:style-name="Internet_20_link" text:visited-style-name="Visited_20_Internet_20_Link">Amazon RDS</text:a><text:span text:style-name="T26"> </text:span><text:a xlink:type="simple" xlink:href="https://searchsqlserver.techtarget.com/definition/database" text:style-name="Internet_20_link" text:visited-style-name="Visited_20_Internet_20_Link">database</text:a><text:span text:style-name="T26"> instances.  The application automatically provides </text:span><text:a xlink:type="simple" xlink:href="https://whatis.techtarget.com/definition/metric" text:style-name="Internet_20_link" text:visited-style-name="Visited_20_Internet_20_Link">metrics</text:a><text:span text:style-name="T26"> for </text:span><text:a xlink:type="simple" xlink:href="https://whatis.techtarget.com/definition/processor" text:style-name="Internet_20_link" text:visited-style-name="Visited_20_Internet_20_Link">CPU</text:a><text:span text:style-name="T26"> utilization, </text:span><text:a xlink:type="simple" xlink:href="https://whatis.techtarget.com/definition/latency" text:style-name="Internet_20_link" text:visited-style-name="Visited_20_Internet_20_Link">latency</text:a><text:span text:style-name="T26">, and request counts; users can also stipulate additional metrics to be monitored, such as such as memory usage, transaction volumes or error rates.</text:span></text:p>
      <text:p text:style-name="P36"><text:span text:style-name="T26"><text:s text:c="17"/></text:span>Users can access CloudWatch functions through an <text:a xlink:type="simple" xlink:href="https://searchmicroservices.techtarget.com/definition/application-program-interface-API" text:style-name="Internet_20_link" text:visited-style-name="Visited_20_Internet_20_Link">API</text:a>, command-line tools, one of the AWS <text:a xlink:type="simple" xlink:href="https://whatis.techtarget.com/definition/software-developers-kit-SDK" text:style-name="Internet_20_link" text:visited-style-name="Visited_20_Internet_20_Link">SDK</text:a> (software development kits) or the AWS Management Console.</text:p>
      <text:p text:style-name="P8"><text:span text:style-name="T29">AWS Auto Scaling</text:span><text:span text:style-name="T23"> :</text:span></text:p>
      <text:p text:style-name="P12"><text:span text:style-name="T21"><text:s text:c="18"/>AWS</text:span><text:span text:style-name="T23"> CodeDeploy supports </text:span><text:span text:style-name="T21">Auto Scaling</text:span><text:span text:style-name="T23">, an </text:span><text:span text:style-name="T21">AWS</text:span><text:span text:style-name="T23"> service that can launch Amazon EC2 instances automatically according to conditions you define. These conditions can include limits exceeded in a specified time interval for CPU utilization, disk reads or writes, or inbound or outbound network traffic.</text:span></text:p>
      <text:p text:style-name="P12"><text:span text:style-name="T21"><text:s text:c="18"/>Auto Scaling Groups</text:span><text:span text:style-name="T23">. This </text:span><text:span text:style-name="T21">automatic scaling</text:span><text:span text:style-name="T23"> and maintaining the number of instances in an </text:span><text:span text:style-name="T21">Auto Scaling group</text:span><text:span text:style-name="T23"> is the core functionality of the Amazon EC2 </text:span><text:span text:style-name="T21">Auto Scaling</text:span><text:span text:style-name="T23"> service. An </text:span><text:span text:style-name="T21">Auto Scaling group</text:span><text:span text:style-name="T23"> starts by launching enough EC2 instances to meet its desired capacity.</text:span></text:p>
      <text:p text:style-name="P12"><text:span text:style-name="T23"/></text:p>
      <text:p text:style-name="P9"><text:span text:style-name="T28"/></text:p>
      <text:p text:style-name="P9"><text:span text:style-name="T28"/></text:p>
      <text:p text:style-name="P9"><text:soft-page-break/><text:span text:style-name="T28">C</text:span><text:span text:style-name="T27">loud Formation</text:span><text:span text:style-name="T25"> :</text:span></text:p>
      <text:p text:style-name="P9"><text:span text:style-name="T25"><text:s text:c="19"/></text:span><text:span text:style-name="T24">AWS CloudFormation</text:span><text:span text:style-name="T25"> is a service that helps you model and set up your Amazon Web Services resources so that you can spend less time managing those resources and more time focusing on your applications that run in </text:span><text:span text:style-name="T24">AWS</text:span><text:span text:style-name="T25">.</text:span></text:p>
      <text:p text:style-name="P9"><text:span text:style-name="T25"/></text:p>
      <text:p text:style-name="P10"><text:span text:style-name="T27">Cloud Trail</text:span><text:span text:style-name="T25"> :</text:span></text:p>
      <text:p text:style-name="P10"><text:span text:style-name="T25"><text:s text:c="18"/></text:span><text:span text:style-name="T24">AWS CloudTrail</text:span><text:span text:style-name="T25"> is a service that enables governance, compliance, operational auditing, and risk auditing of your </text:span><text:span text:style-name="T24">AWS</text:span><text:span text:style-name="T25"> account. ... </text:span><text:span text:style-name="T24">CloudTrail</text:span><text:span text:style-name="T25"> provides event history of your </text:span><text:span text:style-name="T24">AWS</text:span><text:span text:style-name="T25"> account activity, including actions taken through the </text:span><text:span text:style-name="T24">AWS</text:span><text:span text:style-name="T25"> Management Console, </text:span><text:span text:style-name="T24">AWS</text:span><text:span text:style-name="T25"> SDKs, command line tools, and other </text:span><text:span text:style-name="T24">AWS</text:span><text:span text:style-name="T25"> services.</text:span></text:p>
      <text:p text:style-name="P10"><text:span text:style-name="T25"/></text:p>
      <text:p text:style-name="P10"><text:span text:style-name="T27">Config</text:span><text:span text:style-name="T25"> :</text:span></text:p>
      <text:p text:style-name="P10"><text:span text:style-name="T25"><text:s text:c="17"/></text:span><text:span text:style-name="T24">AWS Config</text:span><text:span text:style-name="T25"> is a service that enables you to assess, audit, and evaluate the configurations of your </text:span><text:span text:style-name="T24">AWS</text:span><text:span text:style-name="T25"> resources. </text:span><text:span text:style-name="T24">Config</text:span><text:span text:style-name="T25"> continuously monitors and records your </text:span><text:span text:style-name="T24">AWS</text:span><text:span text:style-name="T25"> resource configurations and allows you to automate the evaluation of recorded configurations against desired configurations.</text:span></text:p>
      <text:p text:style-name="P10"><text:span text:style-name="T25"/></text:p>
      <text:p text:style-name="P10"><text:span text:style-name="T27">OpsWorks</text:span><text:span text:style-name="T22"> </text:span><text:span text:style-name="T25">:</text:span></text:p>
      <text:p text:style-name="P10"><text:span text:style-name="T25"><text:s text:c="16"/></text:span><text:span text:style-name="T24">AWS OpsWorks</text:span><text:span text:style-name="T25"> is a configuration management service that provides managed instances of Chef and Puppet. ... </text:span><text:span text:style-name="T24">OpsWorks</text:span><text:span text:style-name="T25"> lets you use Chef and Puppet to automate how servers are configured, deployed, and managed across your Amazon </text:span><text:span text:style-name="T24">EC2</text:span><text:span text:style-name="T25"> instances or on-premises compute environments.</text:span></text:p>
      <text:p text:style-name="P10"><text:span text:style-name="T25"/></text:p>
      <text:p text:style-name="P15">SECURITY, IDENTITY &amp; COMPILANCE :</text:p>
      <text:p text:style-name="P11"/>
      <text:p text:style-name="P17">IAM<text:span text:style-name="T41"> :</text:span></text:p>
      <text:p text:style-name="P17"><text:span text:style-name="T41"><text:s text:c="16"/></text:span><text:span text:style-name="T42">AWS IAM</text:span><text:span text:style-name="T41"> stands for </text:span><text:span text:style-name="T42">Amazon</text:span><text:span text:style-name="T41"> Web Services (</text:span><text:span text:style-name="T42">AWS</text:span><text:span text:style-name="T41">) Identity and Access Management (</text:span><text:span text:style-name="T42">IAM</text:span><text:span text:style-name="T41">). ... </text:span><text:span text:style-name="T42">AWS IAM</text:span><text:span text:style-name="T41"> leverages three core objects for managing </text:span><text:span text:style-name="T42">AWS</text:span><text:span text:style-name="T41"> identities and access: Users, Groups, and Permissions. Users represent actual </text:span><text:span text:style-name="T42">AWS</text:span><text:span text:style-name="T41"> customers and are used to authenticate individual user identities and provision access.</text:span></text:p>
      <text:p text:style-name="P17"><text:span text:style-name="T41"/></text:p>
      <text:p text:style-name="P16">DATABASE:</text:p>
      <text:p text:style-name="P25"/>
      <text:p text:style-name="P26">RDS<text:span text:style-name="T41"> :</text:span></text:p>
      <text:p text:style-name="P26"><text:span text:style-name="T41"><text:s text:c="17"/></text:span><text:span text:style-name="T42">Amazon</text:span><text:span text:style-name="T41"> Relational Database Service (</text:span><text:span text:style-name="T42">Amazon RDS</text:span><text:span text:style-name="T41">) is a web service that makes it easier to set up, operate, and scale a relational database in the cloud. It provides cost-efficient, resizable capacity for an industry-standard relational database and manages common database administration tasks.</text:span></text:p>
      <text:p text:style-name="P26"><text:span text:style-name="T41"/></text:p>
      <text:p text:style-name="P26">DynamoDB<text:span text:style-name="T41"> :</text:span></text:p>
      <text:p text:style-name="P26"><text:span text:style-name="T41"><text:s text:c="17"/></text:span><text:span text:style-name="T42">Amazon DynamoDB</text:span><text:span text:style-name="T41"> is a fully managed NoSQL database service that provides fast and predictable performance with seamless scalability. With </text:span><text:span text:style-name="T42">DynamoDB</text:span><text:span text:style-name="T41">, you can create database tables that can store and retrieve any amount of data, and serve any level of request traffic.</text:span></text:p>
      <text:p text:style-name="P26"><text:span text:style-name="T41"/></text:p>
      <text:p text:style-name="P26"/>
      <text:p text:style-name="P26"/>
      <text:p text:style-name="P26"/>
      <text:p text:style-name="P26"/>
      <text:p text:style-name="P26"><text:soft-page-break/>Amazon Redshift<text:span text:style-name="T41"> :</text:span></text:p>
      <text:p text:style-name="P26"><text:span text:style-name="T41"><text:s text:c="16"/>Amazon </text:span><text:span text:style-name="T42">Redshift</text:span><text:span text:style-name="T41"> is a fully managed, petabyte-scale data warehouse service in the cloud. ... Regardless of the size of the data set, Amazon </text:span><text:span text:style-name="T42">Redshift</text:span><text:span text:style-name="T41"> offers fast query performance using the same SQL-based tools and business intelligence applications that you use today.</text:span></text:p>
      <text:p text:style-name="P26"><text:span text:style-name="T41"/></text:p>
      <text:p text:style-name="P16">MIGRATION SERVICE:</text:p>
      <text:p text:style-name="P19"/>
      <text:p text:style-name="P19"><text:span text:style-name="T38">AWS Snowball</text:span> :</text:p>
      <text:p text:style-name="P18"><text:span text:style-name="T35"><text:s text:c="14"/>Snowball</text:span> is a petabyte-scale data transport solution that uses devices designed to be secure to transfer large amounts of data into and out of the <text:span text:style-name="T35">AWS</text:span> Cloud. ... Transferring data with <text:span text:style-name="T35">Snowball</text:span> is simple, fast, more secure, and can be as little as one-fifth the cost of transferring data via high-speed Internet.</text:p>
      <text:p text:style-name="P18"><text:span text:style-name="T41"/></text:p>
      <text:p text:style-name="P27">NETWORKING &amp; CONTENT DELIVERY:</text:p>
      <text:p text:style-name="P27"/>
      <text:p text:style-name="P20"><text:span text:style-name="T38">VPC</text:span> :</text:p>
      <text:p text:style-name="P20"><text:s text:c="13"/>A virtual private cloud (<text:span text:style-name="T35">VPC</text:span>) is a virtual network dedicated to your <text:span text:style-name="T35">AWS</text:span> account. It is logically isolated from other virtual networks in the <text:span text:style-name="T35">AWS</text:span> Cloud. You can launch your <text:span text:style-name="T35">AWS</text:span> resources, such as <text:span text:style-name="T35">Amazon</text:span> EC2 instances, into your <text:span text:style-name="T35">VPC</text:span>. ... A subnet is a range of IP addresses in your <text:span text:style-name="T35">VPC</text:span>.</text:p>
      <text:p text:style-name="P20"/>
      <text:p text:style-name="P20"><text:span text:style-name="T38">Cloud Front</text:span> :</text:p>
      <text:p text:style-name="P20"><text:s text:c="12"/>Amazon CloudFront is a content delivery network offered by Amazon Web Services. Content delivery networks provide a globally-distributed network of proxy servers which cache content, such as web videos or other bulky media, more locally to consumers, thus improving access speed for downloading the content</text:p>
      <text:p text:style-name="P20"/>
      <text:p text:style-name="P20"><text:span text:style-name="T38">Route 53</text:span> :</text:p>
      <text:p text:style-name="P20"><text:s text:c="14"/>Amazon Route 53 is a scalable <text:a xlink:type="simple" xlink:href="https://searchnetworking.techtarget.com/definition/domain-name-system" text:style-name="Internet_20_link" text:visited-style-name="Visited_20_Internet_20_Link">domain name system</text:a> (DNS) service intended to give business and developers a reliable way to direct <text:a xlink:type="simple" xlink:href="https://whatis.techtarget.com/definition/end-user" text:style-name="Internet_20_link" text:visited-style-name="Visited_20_Internet_20_Link">end users</text:a> to applications. This is accomplished by translating domain names (www.websitename.com) into the numeric IP addresses (123.12.3), which is how computers connect to each other.</text:p>
      <text:p text:style-name="P20"/>
      <text:p text:style-name="P21"><text:span text:style-name="T38">API Gateway</text:span> :</text:p>
      <text:p text:style-name="P21"><text:span text:style-name="T35"><text:s text:c="12"/>API Gateway</text:span> helps you deliver robust, secure, and scalable mobile and web application backends. <text:span text:style-name="T35">API Gateway</text:span> allows you to securely connect mobile and web applications to business logic hosted on <text:span text:style-name="T35">AWS</text:span> Lambda, <text:span text:style-name="T35">APIs</text:span> hosted on <text:span text:style-name="T35">Amazon EC2</text:span>, or other publicly addressable web services hosted inside or outside of <text:span text:style-name="T35">AWS</text:span>.</text:p>
      <text:p text:style-name="P21"/>
      <text:p text:style-name="P21"><text:span text:style-name="T38">Direct Connect</text:span> :</text:p>
      <text:p text:style-name="P21"><text:span text:style-name="T35"><text:s text:c="12"/>AWS Direct Connect</text:span> is a cloud service solution that makes it easy to establish a dedicated network <text:span text:style-name="T35">connection</text:span> from your premises to <text:span text:style-name="T35">AWS</text:span>. ... <text:span text:style-name="T35">AWS Direct Connect</text:span> lets you establish a dedicated network <text:span text:style-name="T35">connection</text:span> between your network and one of the <text:span text:style-name="T35">AWS Direct Connect</text:span> locations.</text:p>
      <text:p text:style-name="P21"/>
      <text:p text:style-name="P28"/>
      <text:p text:style-name="P28"/>
      <text:p text:style-name="P28"><text:soft-page-break/>APPLICATION INTEGRATION :</text:p>
      <text:p text:style-name="P21"/>
      <text:p text:style-name="P21"><text:span text:style-name="T38">SNS</text:span> :</text:p>
      <text:p text:style-name="P21"><text:span text:style-name="T35"><text:s text:c="11"/>Amazon</text:span> Simple Notification Service (<text:span text:style-name="T35">SNS</text:span>) is a highly available, durable, secure, fully managed pub/sub messaging service that enables you to decouple microservices, distributed systems, and serverless applications. ... Additionally, <text:span text:style-name="T35">SNS</text:span> can be used to fan out notifications to end users using mobile push, SMS, and email.</text:p>
      <text:p text:style-name="P21"/>
      <text:p text:style-name="P21"><text:span text:style-name="T38">SQS</text:span> :</text:p>
      <text:p text:style-name="P21"><text:span text:style-name="T35"><text:s text:c="11"/>Amazon</text:span> Simple Queue Service (<text:span text:style-name="T35">Amazon SQS</text:span>) is a distributed message queuing service. It supports programmatic sending of messages via web service applications as a way to communicate over the Internet. <text:span text:style-name="T35">Amazon</text:span> does it for them and sells the <text:span text:style-name="T35">SQS</text:span> service at a per-use rate.</text:p>
      <text:p text:style-name="P21"/>
      <text:p text:style-name="P28">MEDIA SERVICES :</text:p>
      <text:p text:style-name="P28"/>
      <text:p text:style-name="P21"><text:span text:style-name="T38">Elastic transcoder</text:span> :</text:p>
      <text:p text:style-name="P21"><text:s text:c="9"/>Amazon Elastic Transcoder is media transcoding in <text:a xlink:type="simple" xlink:href="https://aws.amazon.com/what-is-cloud-computing/" text:style-name="Internet_20_link" text:visited-style-name="Visited_20_Internet_20_Link">the cloud</text:a>. It is designed to be a highly scalable, easy to use and a cost effective way for developers and businesses to convert (or “transcode”) media files from their source format into versions that will playback on devices like smartphones, tablets and Pcs.</text:p>
      <text:p text:style-name="P21"/>
      <text:p text:style-name="P22"><text:span text:style-name="T38">Kinesis video streams</text:span> :</text:p>
      <text:p text:style-name="P22"><text:s text:c="11"/>Amazon Kinesis Video Streams is a fully managed AWS service that you can use to stream live video from devices to the AWS Cloud, or build applications for real-time video processing or batch-oriented video analytics. </text:p>
      <text:p text:style-name="P22"/>
      <text:p text:style-name="P22"><text:span text:style-name="T38">Kinesis</text:span> :</text:p>
      <text:p text:style-name="P22"><text:s text:c="10"/>You can use <text:span text:style-name="T35">Amazon Kinesis</text:span> Data Streams to collect and process large streams of data records in real time. ... <text:span text:style-name="T35">Kinesis</text:span> Data Streams is part of the <text:span text:style-name="T35">Kinesis</text:span> streaming data platform, along with <text:span text:style-name="T35">Kinesis</text:span> Data Firehose, <text:span text:style-name="T35">Kinesis</text:span> Video Streams, and <text:span text:style-name="T35">Kinesis</text:span> Data Analytics.</text:p>
      <text:p text:style-name="P22"/>
      <text:p text:style-name="P29">DEVELOPER TOOLS SERVICE :</text:p>
      <text:p text:style-name="P22"/>
      <text:p text:style-name="P22"><text:span text:style-name="T38">CodeStar</text:span> :</text:p>
      <text:p text:style-name="P22"><text:s text:c="11"/>AWS CodeStar is a planning and management service designed for a team of developers working on a project in the Amazon Web Services (<text:a xlink:type="simple" xlink:href="https://searchaws.techtarget.com/definition/Amazon-Web-Services" text:style-name="Internet_20_link" text:visited-style-name="Visited_20_Internet_20_Link">AWS</text:a>) public cloud.</text:p>
      <text:p text:style-name="P22"><text:s text:c="11"/>AWS CodeStar can help a development team configure and manage <text:a xlink:type="simple" xlink:href="https://searchitoperations.techtarget.com/definition/DevOps" text:style-name="Internet_20_link" text:visited-style-name="Visited_20_Internet_20_Link">DevOps</text:a> processes like continuous integration (<text:a xlink:type="simple" xlink:href="https://searchsoftwarequality.techtarget.com/definition/continuous-integration" text:style-name="Internet_20_link" text:visited-style-name="Visited_20_Internet_20_Link">CI</text:a>) and continuous delivery (<text:a xlink:type="simple" xlink:href="https://searchitoperations.techtarget.com/definition/continuous-delivery-CD" text:style-name="Internet_20_link" text:visited-style-name="Visited_20_Internet_20_Link">CD</text:a>), leading to faster app deployment times and fewer human errors. For CI and CD projects, CodeStar provides a central hub to monitor the progress of code builds, commits, tests and deployments through its integration with AWS-native DevOps tools, such as AWS CodeCommit, CodePipeline, CodeBuild and CodeDeploy. This information is displayed in a central CodeStar dashboard, which saves developers time compared to having to switch from one service console to another.</text:p>
      <text:p text:style-name="P22"/>
      <text:p text:style-name="P22"><text:span text:style-name="T38"/></text:p>
      <text:p text:style-name="P22"><text:soft-page-break/><text:span text:style-name="T38">CodeCommit</text:span> :</text:p>
      <text:p text:style-name="P22"><text:s text:c="11"/>AWS CodeCommit is a version control service hosted by Amazon Web Services that you can use to privately store and manage assets (such as documents, source code, and binary files) in the cloud.</text:p>
      <text:p text:style-name="P22"/>
      <text:p text:style-name="P7"><text:span text:style-name="T33">CodeBuild</text:span><text:span text:style-name="T34"> :</text:span></text:p>
      <text:p text:style-name="P7"><text:span text:style-name="T34"><text:s text:c="10"/></text:span>AWS CodeBuild is a fully managed build service that compiles your source code, runs unit tests, and produces artifacts that are ready to deploy. </text:p>
      <text:p text:style-name="P7"/>
      <text:p text:style-name="P32"><text:span text:style-name="T38">CodeDeploy</text:span> :</text:p>
      <text:p text:style-name="P23"><text:span text:style-name="T35"><text:s text:c="10"/>AWS CodeDeploy</text:span> is a deployment service that automates application deployments to <text:span text:style-name="T35">Amazon EC2</text:span> instances, on-premises instances running in your own facility, or serverless <text:span text:style-name="T35">AWS</text:span> Lambda functions.</text:p>
      <text:p text:style-name="P23"/>
      <text:p text:style-name="P23"><text:span text:style-name="T38">Codepipeline</text:span> :</text:p>
      <text:p text:style-name="P23"><text:span text:style-name="T35"><text:s text:c="10"/>AWS CodePipeline</text:span> is a continuous delivery service that enables you to model, visualize, and automate the steps required to release your software. Walks through how to set up <text:span text:style-name="T35">AWS CodePipeline</text:span> and integrate it with other services. Describes the <text:span text:style-name="T35">AWS</text:span> CLI commands that you can use to manage your assets.</text:p>
      <text:p text:style-name="P23"/>
      <text:p text:style-name="P30">ANALYSTIC SERVICE :</text:p>
      <text:p text:style-name="P30"/>
      <text:p text:style-name="P23"><text:span text:style-name="T38">CloudSearch</text:span> :</text:p>
      <text:p text:style-name="P23"><text:span text:style-name="T35"><text:s text:c="9"/>Amazon CloudSearch</text:span> is a scalable cloud-based search service that forms part of <text:span text:style-name="T35">Amazon</text:span> Web Services (<text:span text:style-name="T35">AWS</text:span>). <text:span text:style-name="T35">CloudSearch</text:span> is typically used to integrate customized search capabilities into other applications. According to <text:span text:style-name="T35">Amazon</text:span>, developers can set a search application up and deploy it fully in less than an hour.</text:p>
      <text:p text:style-name="P23"/>
      <text:p text:style-name="P31">CUSTOMER ENGAGEMENT SERVICE :</text:p>
      <text:p text:style-name="P24"/>
      <text:p text:style-name="P24">SES<text:span text:style-name="T41"> :</text:span></text:p>
      <text:p text:style-name="P24"><text:span text:style-name="T41"><text:s text:c="9"/></text:span><text:span text:style-name="T42">Amazon</text:span><text:span text:style-name="T41"> Simple Email Service (</text:span><text:span text:style-name="T42">Amazon SES</text:span><text:span text:style-name="T41">) is a cloud-based email sending service designed to help digital marketers and application developers send marketing, notification, and transactional emails. ... You can use our SMTP interface or one of the </text:span><text:span text:style-name="T42">AWS</text:span><text:span text:style-name="T41"> SDKs to integrate </text:span><text:span text:style-name="T42">Amazon SES</text:span><text:span text:style-name="T41"> directly into your existing applications.</text:span></text:p>
      <text:p text:style-name="P24"><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09:35:22.727631619</meta:creation-date>
    <dc:date>2018-10-30T18:15:21.254766438</dc:date>
    <meta:editing-duration>PT6H9M15S</meta:editing-duration>
    <meta:editing-cycles>6</meta:editing-cycles>
    <meta:generator>LibreOffice/5.1.6.2$Linux_X86_64 LibreOffice_project/10m0$Build-2</meta:generator>
    <meta:document-statistic meta:table-count="0" meta:image-count="0" meta:object-count="0" meta:page-count="7" meta:paragraph-count="111" meta:word-count="2136" meta:character-count="14498" meta:non-whitespace-character-count="11802"/>
  </office:meta>
</office:document-meta>
</file>